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pd1" style:data-style-name="N0">
      <style:table-cell-properties fo:border="thin solid #000000" style:vertical-align="top" fo:background-color="transparent" style:cell-protect="protected" style:repeat-content="false"/>
      <style:paragraph-properties fo:text-align="start" fo:margin-left="0cm"/>
      <style:text-properties fo:font-weight="normal" style:font-weight-asian="normal" style:font-weight-complex="normal"/>
    </style:style>
    <style:style style:name="ce3" style:family="table-cell" style:parent-style-name="Default" style:data-style-name="N0">
      <style:table-cell-properties fo:border-top="thin solid #FFFFFF" fo:border-bottom="none" fo:border-left="thin solid #999999" fo:border-right="none" style:vertical-align="automatic" style:repeat-content="false"/>
      <style:paragraph-properties fo:text-align="start" fo:margin-left="0cm"/>
    </style:style>
    <style:style style:name="co1" style:family="table-column">
      <style:table-column-properties fo:break-before="auto" style:column-width="13.17625cm"/>
    </style:style>
    <style:style style:name="co2" style:family="table-column">
      <style:table-column-properties fo:break-before="auto" style:column-width="2.24895833333333cm"/>
    </style:style>
    <style:style style:name="co3"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Eu "adoro" o meu Focus mas não aceitarei um conserto sem peças "originais" pois dependo do carro para atividades diárias e não posso correr riscos enquanto eu estiver dirigindo principalmente porque sabemos que, dependendo do lugar (assaltos), há risco de perder a vida.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atípico", já que a FORD não está mais no Brasil, não posso correr riscos com soluções "meia boca"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Se o prazo das seguradores é de 33 dias, após a liberação dos serviços, o que devo fazer? A Seguradora disse que devo ter paciência... até quando??? Preciso do carro para "ontem" <text:s/>e dependo dele para tudo!Por gentileza, preciso muito de uma orientação e ajuda!Grata,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noite, tive um acidente de moto e fui acionar meu seguro só que me falaram que não cobria. <text:s/>Minha apólice 3 33333. Gostaria de mais informaçõe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Fale aquiQue possuía <text:s/>dois seguros com TOKIO MARINE Apólice 3333/33333333 CI33333333333333 Bônus 3 FIAT MOBI Placas LMO3C33, e Apólice 33333333 <text:s/>CI 33333333333333 Bônus 3. Tendo em ambas pago 33% do valor do seguros, e que devido furto do cartão de credito o mesmo foi bloqueado, e <text:s/>foi enviado ao corretor CORRETORA <text:s/>DE SEGUROS E CONSULTORIA CÓD.SUSEP 333333333 OS DADOS DO NOVO CARTÃO PARA COBRANÇA, ocorre que desconhece do porque não foi realizado o registro junto a seguradora, posteriormente <text:s/>a corretora enviou boletos de cobrança os quais o código para pagamento sempre apresentava inconsistência não sendo possível realizar o pagamento. A segurada nunca se negou a pagar havendo registro das inúmeras tentativasNão obstante os fatos narrados <text:s/>a segurada possui seguro <text:s/>numa <text:s/>apólice cerca de 3 anos <text:s/>e na outra 3 anos , com pagamentos em dia, e nunca se negou a pagar as atuais apólices, tendo realizado diversas tentativas para efetuar nos pagamentos.Não se observou junto a corretora e nem a seguradora esforços em sanar as questões e de forma unilateral retirou os bônus <text:s/>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text:s/>no dia 33/33/3333, contrato este celebrado no dia 33/33/3333, conforme número de apólice citada anteriormente, ou seja, 3 meses de serviço ativo sendo pago pelo cartão de crédito.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text:s/>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text:s/>da própria oficia para a segurança do veiculo e passageiros o ideal seria a troca do kit (direito e esquerdo), uma vez que o usado já tem muito tempo de uso. <text:s/>Mas mesmo após varias tentativas, não conseguimos autorização, sendo que todas as demais seguradoras tem por costume liberar o kit.Atenciosamente,J(33) 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text:s/>RETORNO DA AZUL SEGUROS: <text:s text:c="35"/>TEXTO CONTIDO NA CIRCULAR: <text:s text:c="36"/>33) LIQUIDAÇÃO DE SINISTROS – PRAZO PARA A LIQUIDAÇÃO DOS SINISTROS: Deve ser estabelecido prazo para a liquidação dos sinistros, limitado a 33 (trinta) dias, contados a partir da entrega de todos os documentos básicos previstos, ressalvado o disposto no próximo item. <text:s text:c="12"/>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s text:c="29"/>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s text:c="25"/>Protocolo 333333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otocolo Ouvidoria BB Seguros - <text:s/>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iguei para a seguradora para a retirada do rastreador do veículo pois cancelei o seguro, sendo que o <text:s/>técnico informou que não tinha ninguém para recebê-lo na residência, totalmente mentirosa a informação pois fiquei o dia todo em casa com o carro na garagem esperando o mesmo e nem sequer tocaram a <text:s/>campainha ou telefone do mesmo ,informo que já é a segunda vez que registro uma reclamação na ouvidoria da seguradora suhai total falta de respeito e propaganda enganosa no atendimento ao client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text:s text:c="2"/></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inistro No.: 3333333333Seguradora: Azul SegurosSeguradoNome: GIOVANIATerceiroNome: LUIZ Veículo: TOYOTA / ETIOS HATCH XS 3.3 33V FLEXEnviei o seguinte requerimento para a seguradora:"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Fechamos um seguro para nosso carro em 33/33/3333 com a MAPFRE SEGUROS GERAIS S/A CNPJ: 33.333.333/3333-33 através da VIVA ADMINISTRADORA ECPF/CNPJ: 33.333.333/3333-33. Na data foi nos passada uma apolice com o valor de R$ <text:s/>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a), bom dia!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text:s/>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text:s/>vendendo proteção veicular que tenha sua SUSEP suspens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inistro 333333333333333 ocorrido em 33/33/3333 as 33 horas na localidade linha Alves /sem numero ,estrada vicinal Município de ML/RSApós varias tentativas de contato via telefone e não obtendo exito recorri a parentes <text:s/>(S.Paulo e Porto Alegre) para que realizasse contato com HDI SEGURADORA afim de pretar me socorro quesómente ocorreu no dia seguinte aproximadamente <text:s/>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text:s/>LOCALIZADA NA AV M <text:s/>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u sofri um sequestro no dia 33/33/3333 <text:s/>mesmo estando gestante na época de 33 meses os sequestradores me fizeram refém em meu próprio carro um Honda FIT personal 3333 placas FAF 3333 segurado junto a BRADESCO SEGUROS AUTO apólice nº 333 333 33333333 3, a houve perseguição policial <text:s/>os bandido bateram tudo o meu carro, Abri o <text:s/>aviso de sinistro nº 333333333333333 no dia 33/33/3333. junto a seguradora <text:s/>e <text:s/>levei a uma oficina referenciada, concessionário Honda A <text:s/>Av. Aricanduva 3333 São Paulo SP, a vistoria é feita de forma on-line e <text:s/>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text:s text:c="2"/></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text:s/>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Portanto, manifesto aqui o meu total repúdio a essa associação.SUSEP, como devo proceder de hora em diant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text:s/>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ugiro fiscalização na empresa Potência Truck CNPJ 33.333.333/3333-33 que atua no paraná como seguradora. Não encontrei respectivo cadastro na SUSEP como seguradora por este motivo suspeito que esteja atuando irregularment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Deixei uma reclamação protocolo 33333333 na BRADESCO SEGUROS telefone 3333 333 3333 porém não foi deferida. informo que havia fechado o seguro do meu carro placa BXD3333 <text:s/>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text:s/>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text:s/>cnpj 33.333.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Tenho dúvidas relacionadas à Circular Susep nº 333, de 33 de agosto de 3333, que dispõe sobre as regras e os critérios para operação de seguros do grupo automóvel, mais precisamente em seu Art. 33:"Art. 33. <text:s/>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DÚVIDAS:(3) Qual a definição de "PEÇAS ORIGINAIS"? Como classificar uma peça como original ou não original para uma data marca/modelo/versão de automóvel?(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text:s/>da empresa de reboque na sexta feira, 33/33/3333, por volta das 33h, <text:s/>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text:s/>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text:s/>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Gostaria de saber se, o grupo GRUPO MOTOR HOME DO BRASIL -CNPJ.: 33.333.333/3333-33 <text:s/>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u Cicero, venho reivindicar sofri um acidente no dia 33/33/3333, a LIBERTY SEGURO, apólice 33.33.3333.3333333, não houve manifesto do mesmo. <text:s/>Solicito a V.Sª, para que a Liberty Seguro, libere custeio por direit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ossuo um seguro da tokio marine no nome da minha mãe, com cobertura <text:s/>a jovens de 33 a 33 anos.Tive uma colisão dia 33/33/3333 por volta das 33:33. Acionei o seguro e o resultado do veículo <text:s/>foi perda total.Estava aguardando a indenização do seguro, mas o corretor <text:s/>comentou que a tokio marine disse que não iria cobrir e não iria pagar.Na apólice consta cobertura para jovens de 33 a 33 anos até 3 vezes ma semana, e aquele dia seria o primeiro <text:s/>dia da semana que estava usando o veículo. Até então não foi resolvido e a tokio marine permanece com a negativ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text:s/>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text:s/>perca dos bônus acumulados. Também solicito a responsabilidade por parte da MAPFRE referente a danos enquanto o veiculo estiver descoberto até o momento da regularização. Em nenhum momento a conta ficou descobert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text:s/>333333-333 de 33/33/3333no aguardo de um parecer sobre este caso com esta segurador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egurado João cpf 333333333-33Marcos cpf <text:s/>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tarde. Gostaria de saber se a empresa carsystem atua como seguradora. Tenho o plano plus que é indenizado no caso de não recuperar. Ou se estou pagando pôr algo inváli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text:s/>Fotos ou qualquer outra informaç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m caso de pagamento de sinistro (rpibo de veiculo). Essa liquidação pode ser feita pela seguradora de forma parcelada, em ate 33 dias? Por gentileza,aguardo respost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text:s/>anualmente no final de sua vigência? Meu Segurado gostaria de saber se procede essa informaç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text:s/>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text:s/>3.333,33 para bianual. Ou anual cujo valor mais baixo é R$ 3333,33.A franquia que era de R$ 3.333,33 foi para R$ 3.333, um aumento de quase 33%. Venho questionando diretamente a agência do BB mas sem respostas objetivas. Fiz dezenas de tentativas junto ao banco, via Chat <text:s/>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text:s/>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xt:s/>ter o risco futuros em minhas análises de seguro automóvel.</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Às EmpresasPorto Seguro Seguros,Carglass,DCS Centro Automotivo LTDA eSUSEP Superintendência de Seguros Privados · <text:s text:c="7"/>Notificação EXTRAJUDICIAL <text:s text:c="8"/>Relato que em 33. 33. 3333, entreguei meu veículo junto a Empresa DCS Centro Automotivo,“Dauto Lanternagem e Pintura”, indicada pela Porto Seguro/ Carglass para realizar serviços de reparo, lanternagem e pintura em meu veículo. <text:s text:c="7"/>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text:s text:c="8"/>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text:s text:c="7"/>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text:s text:c="7"/>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text:s text:c="7"/>Por todo exposto, aguardo providências em 33 horas, sob pena de caracterização de completo descaso, omissão e negligência, ficando as Empresas envolvidas sujeitas a responder em demanda judicial solidariamente. <text:s text:c="7"/>Veículo Honda FIT Placa PAB3E33 - PROTOCOLO: 3333.33/33333333333 Consumidor.gov ( Porto Seguro CIA Seguros) <text:s text:c="7"/>Grato <text:s text:c="7"/>G <text:s text:c="7"/>(33) 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Minha irmã faleceu e eu sou o único herdeiro dela, ela tinha um carro com seguro da Liberty que venceu ontem e ela tinha bônus classe 33Eu posso renovar o seguro e aproveitar esse bônus que ela tinha ?</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tarde!Sou cliente da empresa Proteção Veicular - Garant Benefícios de Proteção veicular, com sede no Endereço: Rua Javari, 333 - Concórdia, Belo Horizonte - MG, 33333-333 -Telefone: (33) 3333-3333, Whatsapp <text:s/>(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text:s/>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ASSOCIAÇÃO ASSISTENCIAL E DE BENEFÍCIOS/ASSOCIAÇÃO DE PROTEÇÃO VEÍCULOS atuando como seguradora de veículosRequeremos, mui respeitosamente, a fundamentação jurídica para <text:s/>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text:s/>33h33 Atualizada em 33/33/3333 <text:s/>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m 3333 comprei uma Hilux zero km, <text:s/>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text:s/>(sob a condição de que se eu não retirasse teria que pagar estadia do carro na unidade). Entao levei para a <text:s/>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text:s/>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text:s/>o carro tinha sofrido deformação no chassi que impossibilita o alinhamento. Contudo, esse perito judicial colocou 3 linhas que confundiu os julgadores, disse no laudo “mas segundo o Sr. Monteiro, que era o dono da oficina o carro tinha conserto e custaria R$ 3.333,33". <text:s/>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text:s/>gastei muito, tive que pagar despesas judiciais, peritos, que em 3333 custaram mais de 33.333,33, e ainda assim <text:s/>o juiz da uma sentença baseado na opinião <text:s/>do Sr. Monteiro?Para que peritos então?E essa foi a razão da apelação, quem vai lá assistir um julgamento <text:s/>desse consegue entender o que estou falando, junta um monte de desembargadores, lêem tudo muito rápido parece corrida de jokey ( tem muitos casos pra resolver no dia) e os outros dizem "acopanho o voto do relator" e acabam nem dando atenção aos processos.Aí meu advogado pela complexidade da matéria apresenta o recurso Especial ao Superior Tribunal de Justiça, mas <text:s/>em meio a um feriado de Páscoa, <text:s/>menciona isso no recurso, mas não juntou o comprovante do feriado local. Pronto essa é a maneira que eles encontram para não julgarem o caso. Meu advogado falou que esse é o procedimento, e a "Jurisprudência defensiva".Nisso eu fui penalizado, só <text:s/>o meu advogado precisa cumprir prazo, o desembargador já demorou mais de 3 meses para resolver uns embargos, os outros funcionarios do judiciário demoram um eternidade para dar um andamento, <text:s/>fazem quando der e tiver tempo (sempre alegam ter muitos processos).Mas 3 minuto pronto, bateu outro dia e o recurso não é <text:s/>mais aceito, isso revolta muito, o judiciário é caríssimo e ineficiente cumprir prazo só vale para o advogado que me defende, agora vá seu advogado falar nisso, aí que seu processo não andará mesmo.Esse processo dura 33 anos, agora está na fase de liquidacao de sentença, <text:s/>onde tem a decisao judicial "desatenta" de se consertar o carro que não tem conserto.Nenhuma concessionária aceita meu carro nem entrar em <text:s/>suas oficinas nem pra fazer orçamento. Notem 3 concessionárias já tentaram arrumar, não conseguiram, essas também acabaram <text:s/>gastando muito mais do que ganharam, e <text:s text:c="2"/>tiveram ainda tiveram <text:s/>que pagar danos morais, será que outras concessionárias vão querer entrar nisso?A Allianz comprou <text:s/>a SulAmerica, e essa <text:s/>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text:s/>de advocacia, que faz tudo o que a lei permite com tantos recursos, para pagar o minimo possivel, daí se vê <text:s/>que nem tudo que é <text:s/>justo é direito, e nem tudo o que é <text:s/>direito é <text:s/>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Após teste foi constatado que a caixa de direção está dura e com barulho no motor auxiliar de direção, modulo de assistência de direção foi arrancado no sinistro, chicote do sensor danificado e é necessária sua substituição."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text:s/>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tarde, 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Caso não exista processo vigente, considerem tal correspondência como denúncia para fins de instauração de processo administrativo ou judicial.</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Diante do exposto acima, peço intervenção do orgão regulador, para que este assunto seja devidamente resolvido e sanado da melhor forma possivel.dados do terceiro:SilvaPlaca: GHE3333Modelo: Renault Logan (t´áxi)CPF: 333.333.333-33Aguardo retorno. Obrigad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devidas".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text:s/>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text:s/>que necessitem de uma averiguação maior, retornaremos em até 3 dias úteis. <text:s text:c="2"/>Obs.: Funcionários da Susep, eu os copiei aqui, porque na página do Consumidor.Gov.Br, a empresa; Foco não aparece.</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text:s/>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Bom dia, Eu R portador do RG. 33.333.333-x e CPF. 333.333.333-33, <text:s/>no dia 33/33/3333 contratei a prestação de serviço da empresa AGPV <text:s/>Proteção Veicular ( asseguradora de veículo) inscrita no CNPJ. 33.333.333.3333-33, conforme contrato de prestação de serviço em anexo. No dia <text:s/>33/33/3333 <text:s/>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s/>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text:s/>Corretora de Seguros LTDA. / BiancaCódigo na Tokio: 33333Endereço: Rua Amoipira 333 - VL Isa/SP</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Tenho dois (3) veículos segurados com a Tokio Marine há anos, porém toda vez que preciso falar sobre qualquer assunto diretamente com esta seguradora, os empecilhos que são impostos a mim são tão grandes (algo inacreditáveis!), que nunca consigo! <text:s/>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text:s/>Então, agendei para a sexta-feira, dia 3 de setembro, na parte da tarde (entre 33h e 33h), quando deixei de viajar por ser feriado justamente porque fiquei preocupada com as ameaças que me faziam de perder o seguro. <text:s/>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text:s/>Um total descaso! <text:s/>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text:s/>Caso contrário, vou para a justiça reaver meus direitos de consumidor por la´.</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08/2024, venho por meio desta denunciar solicitação de veículo reserva durante o repa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11/2024, venho por meio desta solicitar solicitação de indenização por roub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3/03/2024, venho por meio desta reclamar não reconhecimento de danos por colisã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1/01/2024, venho por meio desta reclamar dificuldade para encerrar contrato de segu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6/2024, venho por meio desta solicitar solicitação de veículo reserva durante o repa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4/05/2024, venho por meio desta denunci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1/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4/08/2024, venho por meio desta reclamar dificuldade para encerrar contrato de segu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8/12/2024, venho por meio desta reclam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4/08/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03/2024, venho por meio desta reclamar solicitação de veículo reserva durante o repa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1/06/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08/2024, venho por meio desta reclam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1/06/2024, venho por meio desta reclamar reclamação por atraso na abertura de sinist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8/06/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9/01/2024, venho por meio desta reclamar reclamação por atraso na abertura de sinist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9/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9/12/2024, venho por meio desta denunciar solicitação de veículo reserva durante o repa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6/11/2024, venho por meio desta reclamar não reconhecimento de danos por colisã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4/03/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6/2024, venho por meio desta solicitar solicitação de indenização por roub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11/2024, venho por meio desta reclam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8/11/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04/2024, venho por meio desta solicitar mudança no valor da apólice sem aviso prévi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10/2024, venho por meio desta reclam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0/07/2024, venho por meio desta denunciar solicitação de indenização por roub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05/2024, venho por meio desta reclam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08/2024, venho por meio desta solicitar reclamação por atraso na abertura de sinist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03/2024, venho por meio desta denunciar dificuldade para encerrar contrato de segu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9/11/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09/2024, venho por meio desta denunciar solicitação de indenização por roub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12/2024, venho por meio desta denunciar reclamação por atraso na abertura de sinist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7/06/2024, venho por meio desta reclamar mudança no valor da apólice sem aviso prévi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7/08/2024, venho por meio desta reclamar dificuldade para encerrar contrato de segu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4/10/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0/07/2024, venho por meio desta reclamar problemas com a franquia para consert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11/2024, venho por meio desta denunci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07/2024, venho por meio desta denunci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2/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12/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02/2024, venho por meio desta reclamar solicitação de indenização por roub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4/06/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10/2024, venho por meio desta reclamar não reconhecimento de danos por colisã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6/06/2024, venho por meio desta reclamar mudança no valor da apólice sem aviso prévi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2/05/2024, venho por meio desta solicitar não reconhecimento de danos por colisã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8/07/2024, venho por meio desta denunciar pedido de reembolso por falha no atendimento 24 horas.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1/08/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4/06/2024, venho por meio desta denunciar alteração de apólice para inclusão de cobertura adicional.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02/2024, venho por meio desta solicitar atendimento inadequado do serviço de chavei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3/09/2024, venho por meio desta solicitar reclamação por atraso na abertura de sinist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08/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5/08/2024, venho por meio desta denunciar não reconhecimento de danos por colisã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1/02/2024, venho por meio desta reclam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03/2024, venho por meio desta solicitar reclamação por atraso na abertura de sinist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06/2024, venho por meio desta reclamar solicitação de indenização por roub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4/02/2024, venho por meio desta solicitar dificuldade para encerrar contrato de segu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03/2024, venho por meio desta solicitar reclamação por atraso na abertura de sinist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2/09/2024, venho por meio desta solicit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06/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3/01/2024, venho por meio desta denunciar solicitação de indenização por roub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5/07/2024, venho por meio desta denunciar não reconhecimento de danos por colisã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06/2024, venho por meio desta reclamar solicitação de indenização por roub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2/07/2024, venho por meio desta reclamar reclamação por atraso na abertura de sinist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5/2024, venho por meio desta denunciar mudança no valor da apólice sem aviso prévi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0/07/2024, venho por meio desta solicitar mudança no valor da apólice sem aviso prévi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03/2024, venho por meio desta denunciar solicitação de veículo reserva durante o repa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8/07/2024, venho por meio desta reclam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3/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2/2024, venho por meio desta solicitar problemas com a franquia para consert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7/12/2024, venho por meio desta denunciar reclamação por atraso na abertura de sinist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4/07/2024, venho por meio desta reclam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3/09/2024, venho por meio desta solicitar dificuldade para encerrar contrato de segu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5/03/2024, venho por meio desta solicitar reclamação por atraso na abertura de sinist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1/2024, venho por meio desta reclam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03/2024, venho por meio desta reclam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5/01/2024, venho por meio desta solicitar mudança no valor da apólice sem aviso prévi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5/10/2024, venho por meio desta solicitar solicitação de indenização por roub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4/11/2024, venho por meio desta solicit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8/09/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11/2024, venho por meio desta denunciar mudança no valor da apólice sem aviso prévi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9/06/2024, venho por meio desta denunciar dificuldade para encerrar contrato de segu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09/2024, venho por meio desta reclamar mudança no valor da apólice sem aviso prévi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5/11/2024, venho por meio desta denunciar mudança no valor da apólice sem aviso prévi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1/04/2024, venho por meio desta solicit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07/2024, venho por meio desta reclam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8/02/2024, venho por meio desta reclamar alteração de apólice para inclusão de cobertura adicional.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7/01/2024, venho por meio desta denunciar alteração de apólice para inclusão de cobertura adicional.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9/09/2024, venho por meio desta denunciar reclamação por atraso na abertura de sinist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2/02/2024, venho por meio desta solicit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09/2024, venho por meio desta denunciar reclamação por atraso na abertura de sinist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2/11/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4/08/2024, venho por meio desta solicitar alteração de apólice para inclusão de cobertura adicional.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06/2024, venho por meio desta denunciar dificuldade para encerrar contrato de segu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07/2024, venho por meio desta reclamar mudança no valor da apólice sem aviso prévi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0/10/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12/2024, venho por meio desta solicitar solicitação de veículo reserva durante o repa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9/06/2024, venho por meio desta solicitar pedido de reembolso por falha no atendimento 24 horas.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3/04/2024, venho por meio desta denunci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4/10/2024, venho por meio desta reclamar alteração de apólice para inclusão de cobertura adicional.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0/05/2024, venho por meio desta reclamar mudança no valor da apólice sem aviso prévi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01/2024, venho por meio desta denunciar reclamação por atraso na abertura de sinist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02/2024, venho por meio desta denunciar reclamação por atraso na abertura de sinist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12/2024, venho por meio desta denunci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2/09/2024, venho por meio desta solicitar dificuldade para encerrar contrato de segu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03/2024, venho por meio desta reclamar solicitação de indenização por roub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06/2024, venho por meio desta solicitar solicitação de veículo reserva durante o repa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04/2024, venho por meio desta solicit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8/06/2024, venho por meio desta reclamar reclamação por atraso na abertura de sinist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7/2024, venho por meio desta solicitar atendimento inadequado do serviço de chavei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9/03/2024, venho por meio desta solicit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4/04/2024, venho por meio desta solicit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10/2024, venho por meio desta solicitar alteração de apólice para inclusão de cobertura adicional.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4/09/2024, venho por meio desta solicitar alteração de apólice para inclusão de cobertura adicional.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3/09/2024, venho por meio desta reclamar alteração de apólice para inclusão de cobertura adicional.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02/2024, venho por meio desta denunci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2/08/2024, venho por meio desta denunciar solicitação de veículo reserva durante o repa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0/06/2024, venho por meio desta denunciar solicitação de veículo reserva durante o repa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8/11/2024, venho por meio desta reclamar atendimento inadequado do serviço de chavei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3/07/2024, venho por meio desta reclamar atendimento inadequado do serviço de chavei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2/2024, venho por meio desta solicitar reclamação por atraso na abertura de sinist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11/2024, venho por meio desta reclamar reclamação por atraso na abertura de sinist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7/06/2024, venho por meio desta reclam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7/02/2024, venho por meio desta solicitar problemas com a franquia para consert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12/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4/01/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03/2024, venho por meio desta reclamar mudança no valor da apólice sem aviso prévi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10/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5/11/2024, venho por meio desta reclamar dificuldade para encerrar contrato de segu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2/12/2024, venho por meio desta reclamar solicitação de indenização por roub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5/08/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5/10/2024, venho por meio desta solicitar atendimento inadequado do serviço de chavei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03/2024, venho por meio desta denunciar mudança no valor da apólice sem aviso prévi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4/06/2024, venho por meio desta reclamar atendimento inadequado do serviço de chavei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3/12/2024, venho por meio desta solicit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02/2024, venho por meio desta reclamar alteração de apólice para inclusão de cobertura adicional.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0/07/2024, venho por meio desta solicitar solicitação de veículo reserva durante o repa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06/2024, venho por meio desta denunciar solicitação de veículo reserva durante o repa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07/2024, venho por meio desta solicitar solicitação de indenização por roub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2/08/2024, venho por meio desta denunciar não reconhecimento de danos por colisã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1/07/2024, venho por meio desta denunciar reclamação por atraso na abertura de sinist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02/2024, venho por meio desta reclamar reclamação por atraso na abertura de sinist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4/06/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4/11/2024, venho por meio desta reclamar não reconhecimento de danos por colisã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0/05/2024, venho por meio desta denunciar não reconhecimento de danos por colisã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0/06/2024, venho por meio desta denunci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11/2024, venho por meio desta solicitar solicitação de veículo reserva durante o repa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2/03/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1/03/2024, venho por meio desta solicitar solicitação de indenização por roub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6/01/2024, venho por meio desta denunciar reclamação por atraso na abertura de sinist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1/07/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7/10/2024, venho por meio desta solicitar solicitação de veículo reserva durante o repa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3/01/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6/03/2024, venho por meio desta solicitar alteração de apólice para inclusão de cobertura adicional.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9/2024, venho por meio desta denunciar solicitação de indenização por roub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2/06/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3/10/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6/05/2024, venho por meio desta reclamar atendimento inadequado do serviço de chavei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02/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4/08/2024, venho por meio desta reclamar solicitação de veículo reserva durante o repa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0/07/2024, venho por meio desta denunci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2/12/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6/01/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12/2024, venho por meio desta denunciar atendimento inadequado do serviço de chavei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5/01/2024, venho por meio desta reclamar mudança no valor da apólice sem aviso prévi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4/02/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0/07/2024, venho por meio desta reclamar reclamação por atraso na abertura de sinist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2/07/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4/01/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7/09/2024, venho por meio desta reclamar dificuldade para encerrar contrato de segu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2/12/2024, venho por meio desta solicitar solicitação de indenização por roub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2/11/2024, venho por meio desta reclamar dificuldade para encerrar contrato de segu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4/06/2024, venho por meio desta reclam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6/08/2024, venho por meio desta denunciar não reconhecimento de danos por colisã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04/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09/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5/10/2024, venho por meio desta solicitar dificuldade para encerrar contrato de segu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9/07/2024, venho por meio desta denunciar reclamação por atraso na abertura de sinist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8/04/2024, venho por meio desta solicit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2/10/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03/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2/04/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6/01/2024, venho por meio desta denunciar reclamação por atraso na abertura de sinist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8/04/2024, venho por meio desta denunciar solicitação de indenização por roub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6/08/2024, venho por meio desta solicitar alteração de apólice para inclusão de cobertura adicional.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02/2024, venho por meio desta denunciar solicitação de veículo reserva durante o repa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11/2024, venho por meio desta denunciar pedido de reembolso por falha no atendimento 24 horas.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7/06/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2/11/2024, venho por meio desta reclamar atendimento inadequado do serviço de chavei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4/09/2024, venho por meio desta solicitar problemas com a franquia para conserto do veícul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2/07/2024, venho por meio desta solicitar solicitação de veículo reserva durante o repa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2/11/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0/03/2024, venho por meio desta denunciar não reconhecimento de danos por colisã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06/2024, venho por meio desta solicitar dificuldade para encerrar contrato de segu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05/2024, venho por meio desta denunciar dificuldade para encerrar contrato de segu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1/02/2024, venho por meio desta reclamar atendimento inadequado do serviço de chavei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0/04/2024, venho por meio desta denunciar mudança no valor da apólice sem aviso prévi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7/09/2024, venho por meio desta denunci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12/2024, venho por meio desta solicitar atendimento inadequado do serviço de chavei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6/02/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1/12/2024, venho por meio desta denunciar dificuldade para encerrar contrato de segu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6/01/2024, venho por meio desta denunciar não reconhecimento de danos por colisã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09/2024, venho por meio desta denunciar problemas com a franquia para consert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2/07/2024, venho por meio desta reclamar mudança no valor da apólice sem aviso prévi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06/2024, venho por meio desta solicitar alteração de apólice para inclusão de cobertura adicional.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03/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1/01/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3/02/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10/2024, venho por meio desta reclamar dificuldade para encerrar contrato de segu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4/01/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3/12/2024, venho por meio desta solicitar reclamação por atraso na abertura de sinist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1/03/2024, venho por meio desta solicitar não reconhecimento de danos por colisã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6/03/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4/11/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8/09/2024, venho por meio desta denunciar solicitação de veículo reserva durante o repar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5/07/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9/11/2024, venho por meio desta denunciar pedido de reembolso por falha no atendimento 24 horas.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1/04/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6/04/2024, venho por meio desta denunciar mudança no valor da apólice sem aviso prévi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8/10/2024, venho por meio desta solicitar alteração de apólice para inclusão de cobertura adicional.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1/03/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4/01/2024, venho por meio desta reclamar não reconhecimento de danos por colisã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9/02/2024, venho por meio desta reclamar mudança no valor da apólice sem aviso prévi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4/12/2024, venho por meio desta reclamar reclamação por atraso na abertura de sinist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4/01/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3/10/2024, venho por meio desta solicitar mudança no valor da apólice sem aviso prévio. Minha apólice é o número 123. Após contato com a seguradora, não obtive resposta.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1/07/2024, venho por meio desta denunciar não reconhecimento de danos por colisã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8/09/2024, venho por meio desta reclamar reclamação por atraso na abertura de sinistr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07/2024, venho por meio desta solicitar atendimento inadequado do serviço de chavei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5/10/2024, venho por meio desta solicitar reclamação por atraso na abertura de sinistro.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7/04/2024, venho por meio desta solicitar pedido de reembolso por falha no atendimento 24 horas.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28/10/2024, venho por meio desta solicitar não reconhecimento de danos por colisã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07/08/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cell office:value-type="string" table:style-name="ce3">
            <text:p>Seguro de Automoveis</text:p>
          </table:table-cell>
          <table:table-cell table:number-columns-repeated="16382"/>
        </table:table-row>
        <table:table-row table:style-name="ro1">
          <table:table-cell office:value-type="string" table:style-name="Default_1">
            <text:p>No dia 10/06/2024, venho por meio desta denunciar solicitação de indenização por roubo do veículo. Minha apólice é o número 123. Após contato com a seguradora, houve divergência nas informações. Espero uma solução imediata para evitar maiores transtornos.</text:p>
          </table:table-cell>
          <table:table-cell office:value-type="string" table:style-name="ce3">
            <text:p>Seguro de Automoveis</text:p>
          </table:table-cell>
          <table:table-cell table:number-columns-repeated="16382"/>
        </table:table-row>
        <table:table-row table:number-rows-repeated="104820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pd1" style:family="table-cell" style:data-style-name="N0">
      <style:table-cell-properties fo:border="thin solid #000000" style:vertical-align="top" fo:background-color="transparent" style:repeat-content="false"/>
      <style:paragraph-properties fo:text-align="center"/>
      <style:text-properties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dc:creator>Anderson Alves Monteiro</dc:creator>
    <dc:date>2024-10-21T00:28:29Z</dc:date>
    <meta:editing-cycles>1</meta:editing-cycles>
    <meta:editing-duration>PT101S</meta:editing-duration>
  </office:meta>
</office:document-meta>
</file>